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pturingSynchronizationCallback.postProcessEvent( ApplicationEvent event , @ Nullable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pturingSynchronizationCallback.preProcessEvent( Applic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